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text-properties fo:font-size="20pt" style:font-size-asian="20pt" style:font-size-complex="20pt"/>
    </style:style>
    <style:style style:name="P2" style:family="paragraph" style:parent-style-name="Standard" style:list-style-name="" style:master-page-name="Standard">
      <style:paragraph-properties style:page-number="auto"/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Cecile Forest</text:p>
      <text:p text:style-name="P1"/>
      <text:p text:style-name="P1"/>
      <text:p text:style-name="P1"><text:s text:c="22"/>GATEAU AU CHOCOLAT</text:p>
      <text:p text:style-name="P1"/>
      <text:p text:style-name="P1"/>
      <text:p text:style-name="P1">2/3 tasse de cacao</text:p>
      <text:p text:style-name="P1">2/3 tasse d'eau bouillante</text:p>
      <text:p text:style-name="P1">1 tasse de sirop de blé d'inde</text:p>
      <text:p text:style-name="P1">2 1/2 tasses de farine tamisée</text:p>
      <text:p text:style-name="P1">1 tasse de sucre </text:p>
      <text:p text:style-name="P1">1 cuil à thé de sel</text:p>
      <text:p text:style-name="P1">1 cuil à thé de soda à pâte</text:p>
      <text:p text:style-name="P1">2 cuil à thé de poudre à pâte <text:s/></text:p>
      <text:p text:style-name="P1">½ <text:s/>tasse d'huile <text:s text:c="7"/></text:p>
      <text:p text:style-name="P1">2/3 tasse de lait</text:p>
      <text:p text:style-name="P1">2 œufs non battus</text:p>
      <text:p text:style-name="P1">2 cuil à thé de vanille</text:p>
      <text:p text:style-name="P1"/>
      <text:p text:style-name="P1">Chauffer le four à 350 degrés </text:p>
      <text:p text:style-name="P1">Mettre le cacao dans un grand bol,ajouter</text:p>
      <text:p text:style-name="P1">lentement l'eau bouillante.Mélanger jusqu'à ce </text:p>
      <text:p text:style-name="P1">que lisse.Incorporer le sirop de maïs bien mélanger.Ajouter les ingrédients secs tamisés</text:p>
      <text:p text:style-name="P1">Ajouter l'huile battre 2 min.Ajouter le liquide Battre jusqu'à consistance lisse.Verser dans un moule de 8 pouces.Cuire à 350 <text:s/>de 40 à 45 m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font-size-asian="12pt" style:language-asian="fr" style:country-asian="CA" style:font-size-complex="12pt" style:language-complex="fr" style:country-complex="CA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Arial" fo:font-size="12pt" fo:language="fr" fo:country="CA" style:font-name-asian="Arial" style:font-size-asian="12pt" style:language-asian="fr" style:country-asian="CA" style:font-name-complex="Arial" style:font-size-complex="12pt" style:language-complex="fr" style:country-complex="C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01-16T10:44:22.18</dc:date>
    <meta:generator>OpenOffice.org/3.3$Win32 OpenOffice.org_project/330m20$Build-9567</meta:generator>
    <meta:print-date>2014-01-16T10:43:51.56</meta:print-date>
    <meta:editing-duration>PT44M16S</meta:editing-duration>
    <meta:editing-cycles>2</meta:editing-cycles>
    <meta:document-statistic meta:table-count="0" meta:image-count="0" meta:object-count="0" meta:page-count="1" meta:paragraph-count="19" meta:word-count="123" meta:character-count="680"/>
  </office:meta>
</office:document-meta>
</file>